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style:font-name="Times New Roman" fo:font-size="14pt" fo:font-weight="normal" style:font-name-asian="Monospace" style:font-size-asian="14pt" style:font-weight-asian="normal" style:font-name-complex="Monospace" style:font-size-complex="14pt" style:font-weight-complex="normal"/>
    </style:style>
    <style:style style:name="P2" style:family="paragraph" style:parent-style-name="Standard">
      <style:paragraph-properties fo:text-align="start" style:justify-single-word="false"/>
      <style:text-properties style:use-window-font-color="true" style:font-name="Times New Roman" fo:font-size="14pt" style:font-name-asian="Monospace" style:font-size-asian="14pt" style:font-name-complex="Monospace" style:font-size-complex="14pt"/>
    </style:style>
    <style:style style:name="P3" style:family="paragraph" style:parent-style-name="Standard">
      <style:paragraph-properties fo:text-align="start" style:justify-single-word="false"/>
      <style:text-properties style:use-window-font-color="true" style:font-name="Monospace" fo:font-size="14pt" fo:font-weight="bold" style:font-name-asian="Monospace" style:font-size-asian="14pt" style:font-weight-asian="bold" style:font-name-complex="Monospace" style:font-size-complex="14pt" style:font-weight-complex="bold"/>
    </style:style>
    <style:style style:name="P4" style:family="paragraph" style:parent-style-name="Standard">
      <style:paragraph-properties fo:text-align="start" style:justify-single-word="false"/>
      <style:text-properties style:use-window-font-color="true" style:font-name="Monospace" fo:font-size="14pt" fo:font-weight="normal" style:font-name-asian="Monospace" style:font-size-asian="14pt" style:font-weight-asian="normal" style:font-name-complex="Monospace" style:font-size-complex="14pt" style:font-weight-complex="normal"/>
    </style:style>
    <style:style style:name="P5" style:family="paragraph" style:parent-style-name="Standard">
      <style:paragraph-properties fo:text-align="start" style:justify-single-word="false"/>
      <style:text-properties style:use-window-font-color="true" style:font-name="times new roman" fo:font-size="14pt" fo:font-style="normal" fo:font-weight="normal" style:font-name-asian="Monospace" style:font-size-asian="14pt" style:font-style-asian="normal" style:font-weight-asian="normal" style:font-name-complex="Monospace" style:font-size-complex="14pt" style:font-style-complex="normal" style:font-weight-complex="normal"/>
    </style:style>
    <style:style style:name="P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f7c527" style:font-name="Monospace" fo:font-size="14pt" fo:font-weight="normal" style:font-name-asian="Monospace" style:font-size-asian="14pt" style:font-weight-asian="normal" style:font-name-complex="Monospace" style:font-size-complex="14pt" style:font-weight-complex="normal"/>
    </style:style>
    <style:style style:name="P10" style:family="paragraph" style:parent-style-name="Standard">
      <style:paragraph-properties fo:text-align="start" style:justify-single-word="false"/>
      <style:text-properties fo:color="#f7c527" style:font-name="Monospace" fo:font-size="14pt" fo:font-weight="bold" style:font-name-asian="Monospace" style:font-size-asian="14pt" style:font-weight-asian="bold" style:font-name-complex="Monospace" style:font-size-complex="14pt" style:font-weight-complex="bold"/>
    </style:style>
    <style:style style:name="P11" style:family="paragraph" style:parent-style-name="Standard">
      <style:paragraph-properties fo:text-align="start" style:justify-single-word="false"/>
      <style:text-properties fo:color="#f1c438" style:font-name="Monospace" fo:font-size="14pt" fo:font-weight="bold" style:font-name-asian="Monospace" style:font-size-asian="14pt" style:font-weight-asian="bold" style:font-name-complex="Monospace" style:font-size-complex="14pt" style:font-weight-complex="bold"/>
    </style:style>
    <style:style style:name="P12" style:family="paragraph" style:parent-style-name="Standard">
      <style:paragraph-properties fo:text-align="start" style:justify-single-word="false"/>
      <style:text-properties style:font-name="Monospace" fo:font-size="14pt" style:font-name-asian="Monospace" style:font-size-asian="14pt" style:font-name-complex="Monospace" style:font-size-complex="14pt"/>
    </style:style>
    <style:style style:name="P13"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color="#c38705" style:font-name="Times New Roman" fo:font-size="14pt" fo:font-weight="normal" style:font-name-asian="Monospace" style:font-size-asian="14pt" style:font-weight-asian="normal" style:font-name-complex="Monospace" style:font-size-complex="14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Monospace" fo:font-size="14pt" style:font-name-asian="Monospace" style:font-size-asian="14pt" style:font-name-complex="Monospace" style:font-size-complex="14pt"/>
    </style:style>
    <style:style style:name="P16" style:family="paragraph" style:parent-style-name="Standard">
      <style:paragraph-properties fo:margin-left="0in" fo:margin-right="0in" fo:text-align="start" style:justify-single-word="false" fo:text-indent="0in" style:auto-text-indent="false" style:text-autospace="none"/>
      <style:text-properties fo:font-size="14pt" style:font-size-asian="14pt" style:font-size-complex="14pt"/>
    </style:style>
    <style:style style:name="P17" style:family="paragraph" style:parent-style-name="Standard" style:list-style-name="L1">
      <style:paragraph-properties fo:text-align="start" style:justify-single-word="false"/>
      <style:text-properties style:use-window-font-color="true" style:font-name="Times New Roman" fo:font-size="14pt" fo:font-weight="normal" style:font-name-asian="Monospace" style:font-size-asian="14pt" style:font-weight-asian="normal" style:font-name-complex="Monospace" style:font-size-complex="14pt" style:font-weight-complex="normal"/>
    </style:style>
    <style:style style:name="P18" style:family="paragraph" style:parent-style-name="Standard" style:list-style-name="L2">
      <style:paragraph-properties fo:text-align="start" style:justify-single-word="false"/>
      <style:text-properties style:use-window-font-color="true" style:font-name="Times New Roman" fo:font-size="14pt" fo:font-weight="normal" style:font-name-asian="Monospace" style:font-size-asian="14pt" style:font-weight-asian="normal" style:font-name-complex="Monospace" style:font-size-complex="14pt" style:font-weight-complex="normal"/>
    </style:style>
    <style:style style:name="T1" style:family="text">
      <style:text-properties fo:color="#9cf828" style:font-name="Monospace" style:font-name-asian="Monospace" style:font-name-complex="Monospace"/>
    </style:style>
    <style:style style:name="T2" style:family="text">
      <style:text-properties fo:font-weight="normal" style:font-weight-asian="normal" style:font-weight-complex="normal"/>
    </style:style>
    <style:style style:name="T3" style:family="text">
      <style:text-properties fo:color="#f7c527"/>
    </style:style>
    <style:style style:name="T4" style:family="text">
      <style:text-properties fo:color="#f7c527" style:font-name="Monospace"/>
    </style:style>
    <style:style style:name="T5" style:family="text">
      <style:text-properties fo:color="#f7c527" style:font-name="Monospace" fo:font-weight="normal" style:font-name-asian="Monospace" style:font-weight-asian="normal" style:font-name-complex="Monospace" style:font-weight-complex="normal"/>
    </style:style>
    <style:style style:name="T6" style:family="text">
      <style:text-properties fo:color="#f7c527" style:font-name="Monospace" style:font-name-asian="Monospace" style:font-name-complex="Monospace"/>
    </style:style>
    <style:style style:name="T7" style:family="text">
      <style:text-properties fo:color="#f7c527" style:font-name-asian="Monospace" style:font-name-complex="Monospace"/>
    </style:style>
    <style:style style:name="T8" style:family="text">
      <style:text-properties style:use-window-font-color="true"/>
    </style:style>
    <style:style style:name="T9" style:family="text">
      <style:text-properties style:use-window-font-color="true" style:font-name="Monospace" fo:font-weight="normal" style:font-name-asian="Monospace" style:font-weight-asian="normal" style:font-name-complex="Monospace" style:font-weight-complex="normal"/>
    </style:style>
    <style:style style:name="T10" style:family="text">
      <style:text-properties style:use-window-font-color="true" style:font-name="Monospace" style:font-name-asian="Monospace" style:font-name-complex="Monospace"/>
    </style:style>
    <style:style style:name="T11" style:family="text">
      <style:text-properties style:use-window-font-color="true" style:font-name="Times New Roman" fo:font-weight="normal" style:font-name-asian="Monospace" style:font-weight-asian="normal" style:font-name-complex="Monospace" style:font-weight-complex="normal"/>
    </style:style>
    <style:style style:name="T12" style:family="text">
      <style:text-properties style:use-window-font-color="true" style:font-name="Times New Roman" fo:font-weight="normal" style:font-weight-asian="normal" style:font-weight-complex="normal"/>
    </style:style>
    <style:style style:name="T13" style:family="text">
      <style:text-properties style:use-window-font-color="true" style:font-name="Times New Roman" fo:font-style="normal" fo:font-weight="normal" style:font-name-asian="Monospace" style:font-style-asian="normal" style:font-weight-asian="normal" style:font-name-complex="Monospace" style:font-style-complex="normal" style:font-weight-complex="normal"/>
    </style:style>
    <style:style style:name="T14" style:family="text">
      <style:text-properties style:use-window-font-color="true" style:font-name="Times New Roman" style:font-name-asian="Monospace" style:font-name-complex="Monospace"/>
    </style:style>
    <style:style style:name="T15" style:family="text">
      <style:text-properties style:use-window-font-color="true" style:font-name="times new roman" fo:font-weight="normal" style:font-name-asian="Monospace" style:font-weight-asian="normal" style:font-name-complex="Monospace" style:font-weight-complex="normal"/>
    </style:style>
    <style:style style:name="T16" style:family="text">
      <style:text-properties style:use-window-font-color="true" style:font-name="times new roman" fo:font-style="italic" fo:font-weight="normal" style:font-name-asian="Monospace" style:font-style-asian="italic" style:font-weight-asian="normal" style:font-name-complex="Monospace" style:font-style-complex="italic" style:font-weight-complex="normal"/>
    </style:style>
    <style:style style:name="T17" style:family="text">
      <style:text-properties style:use-window-font-color="true" style:font-name="times new roman" fo:font-style="normal" fo:font-weight="normal" style:font-name-asian="Monospace" style:font-style-asian="normal" style:font-weight-asian="normal" style:font-name-complex="Monospace" style:font-style-complex="normal" style:font-weight-complex="normal"/>
    </style:style>
    <style:style style:name="T18" style:family="text">
      <style:text-properties style:use-window-font-color="true" style:font-name-asian="Monospace" style:font-name-complex="Monospace"/>
    </style:style>
    <style:style style:name="T19" style:family="text">
      <style:text-properties fo:color="#80ff00" style:font-name="Monospace" fo:font-style="italic" fo:font-weight="normal" style:font-name-asian="Monospace" style:font-style-asian="italic" style:font-weight-asian="normal" style:font-name-complex="Monospace" style:font-style-complex="italic" style:font-weight-complex="normal"/>
    </style:style>
    <style:style style:name="T20" style:family="text">
      <style:text-properties fo:color="#c38705"/>
    </style:style>
    <style:style style:name="T21" style:family="text">
      <style:text-properties fo:color="#c38705" style:font-name="Monospace" fo:font-style="normal" fo:font-weight="normal" style:font-name-asian="Monospace" style:font-style-asian="normal" style:font-weight-asian="normal" style:font-name-complex="Monospace" style:font-style-complex="normal" style:font-weight-complex="normal"/>
    </style:style>
    <style:style style:name="T22" style:family="text">
      <style:text-properties fo:color="#c38705" style:font-name="Monospace" style:font-name-asian="Monospace" style:font-name-complex="Monospace"/>
    </style:style>
    <style:style style:name="T23" style:family="text">
      <style:text-properties fo:color="#666666"/>
    </style:style>
    <style:style style:name="T24" style:family="text">
      <style:text-properties fo:color="#666666" style:font-name="Monospace" style:font-name-asian="Monospace" style:font-name-complex="Monospace"/>
    </style:style>
    <style:style style:name="T25" style:family="text">
      <style:text-properties officeooo:rsid="000b51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t line 126 in segmentpage.cpp is where the first block is created, it is simply one block encompassing the entire image. This is essentially the starting point of layout analysis. There are two types of blocks, one for textordering (layout) purposes (to_block) and the other for recognition (block). </text:p>
      <text:p text:style-name="P6"/>
      <text:p text:style-name="P6">I've spent much of the day (1/31/13) dazed in confusion over the differences between the many classes derived from gridbase. My current understanding is that ColumnFinder is sort of a wrapper class that tries to encompass all of the functionality of partitioning sections of the page into their appropriate categories (aka blocks) (ie text column, image, equation, table, heading, etc). Within ColumnFinder the part_grid (ColPartitionGrid), stroke_width_ (StrokeWidth), nontext_map (Pix*), and projection_ map (<text:span text:style-name="T1">TextlineProjection)</text:span> are set up. <text:s/>Projection_ provides a measure of textline density over the image and provides functions to assist in diacritic detection (it is set up within stroke_width's GradeBlobsIntoPartitions function <text:span text:style-name="T25">(projection profile)</text:span>. During its call to GradeBlobsIntoPartitions, the stroke_width object places blobs in the supplied part_grid in partitions based upon how classifies the blobs. In a nutshell, Stroke-width acts upon the four other items before it is destroyed. Whenever it is needed it is recreated and acts upon those same objects before again being destroyed. </text:p>
      <text:p text:style-name="P6"/>
      <text:p text:style-name="P6"/>
      <text:p text:style-name="P6"/>
      <text:p text:style-name="P6">The part_grid_ and best_columns are passed into the FindEquationParts method. The best_columns is created during the call to the MakeColumns() function. best_columns are “column sets” which refer to the determined column layout at each horizontal slice of the page. </text:p>
      <text:p text:style-name="P6"/>
      <text:p text:style-name="P6">FindEquationParts consists of four passes:</text:p>
      <text:p text:style-name="P6">Pass 0: IdentifySpecialText()</text:p>
      <text:p text:style-name="P6">This iterates through the partitions in the part_grid_, first finding any blobs within the partition that it can merge or skip (done in the IdentifyBlobsToSkip method). It then computes a height threshold based on the remaining boxes that weren't merged or skipped. Next, these same blobs are each run through two adaptive classifiers: one trained on language data and another trained on equation data. By comparing the language and equation scores and by also using the language classifier's determination of italics/non italic, the blob is classified as one of the following:</text:p>
      <text:p text:style-name="P6">BSTT_NONE, BSTT_ITALIC, BSTT_MATH, BSTT_UNCLEAR, and ones that were skipped are already labeled BSTT_SKIP. </text:p>
      <text:p text:style-name="P6">BSTT = (blob special text type) <text:s/></text:p>
      <text:p text:style-name="P6"/>
      <text:p text:style-name="P6">Pass 1: MergePartsByLocation()</text:p>
      <text:p text:style-name="P6">This consists of an infinite while loop wherein a new search of the column partition grid is carried out upon each iteration. A nearest neighbor radial search is carried out at each <text:soft-page-break/>partition to find nearby partitions that overlap by a certain threshold. If any partitions overlap with it they are merged with <text:s/>the current partition. This is repeated until no more merges are found.</text:p>
      <text:p text:style-name="P6"/>
      <text:p text:style-name="P6">Pass 2: </text:p>
      <text:p text:style-name="P6">(A) IdentifySeedParts()</text:p>
      <text:p text:style-name="P7"><text:span text:style-name="T2"><text:tab/>This is where equation partitions (seeds) are identified. First iterates through all of the partitions and first computes the density of each BSTT within the given partition (done by ColPartition's </text:span><text:span text:style-name="T5">ComputeSpecialBlobsDensity</text:span><text:span text:style-name="T9">() </text:span><text:span text:style-name="T11">method</text:span><text:span text:style-name="T2">. Uses this information to perform a “high density threshold test” where both CheckSeedBlobsCount and CheckSeedDensity methods must return true (described below). If the given partition passes this first test then it is placed in the “seeds1” ColPartition vector. <text:s/>Otherwise uses a nearest neighbor search on the surrounding partitions to determine whether the current partition is right,left,both, or neither indented. If it's left indented and passes a “low density </text:span><text:span text:style-name="T2">threshold test” then it is placed on the “seeds2” ColPartition vector. Otherwise, if it's right indented and the number of bounding boxes within the partition is above a hardcoded threshold then the partition is consider to be a text region. First check to see if the region is also left indented. If so append the left-side x coordinate of the partition onto the <text:s/></text:span><text:span text:style-name="T6">indented_texts_left vector. </text:span><text:span text:style-name="T15">Second, use leptonica to compute the pixel foreground density of the partition and append it to the </text:span><text:span text:style-name="T5">texts_foreground_density</text:span><text:span text:style-name="T15"> vector.</text:span></text:p>
      <text:p text:style-name="P7"><text:span text:style-name="T15"><text:tab/>After all the partitions have been iterated in the above manner, the indented_text_left vector is sorted from left to right and the text_foreground_density vector is sorted from smallest to largest. A text foreground threshold value (foreground_density_th) is set to the median of the text_foreground_density vector, or if the vector is empty then to a hardcoded default value. Next, each partition that was added to the seeds1 vector is iterated. <text:s/>If the given seeds1 partition passes the CheckSeedFgDensity (described below) with the text foreground threshold given, is not left indented, and if the number of text regions found horizontally close to the seeds1 partition is above a threshold (hardcoded to 1), then the PolyBlockType of the partition is set to </text:span><text:span text:style-name="T19">PT_EQUATION</text:span><text:span text:style-name="T16"> </text:span><text:span text:style-name="T17">and the partition is added to the </text:span><text:span text:style-name="T21">cp_seeds_</text:span><text:span text:style-name="T17"> vector which holds all of the partitions detected as equation regions. Otherwise, the PolyBlockType is set to </text:span><text:span text:style-name="T19">PT_INLINE_EQUATION </text:span><text:span text:style-name="T13">but</text:span><text:span text:style-name="T13"> the partition isn't added to the cp_seeds_ vector. </text:span><text:span text:style-name="T17"><text:s/></text:span></text:p>
      <text:p text:style-name="P5"><text:tab/>Next the seeds2 vector is iterated. If a seeds2 partition passes the CheckForSeed2 test (described below) then the partition's PolyBlockType is set to PT_EQUATION and the partition is added to the the cp_seeds_ vector.</text:p>
      <text:p text:style-name="P6"/>
      <text:p text:style-name="P9">CheckSeedBlobsCount – returns false if the number of blobs within a partition, math + digit BSTTs, or the math BSTTs are below their respective hardcoded thresholds.</text:p>
      <text:p text:style-name="P9"/>
      <text:p text:style-name="P11"><text:soft-page-break/>CheckSeedDensity – returns true if the combined density of the math and digits are above a predefined threshold. Also returns true if the combined density of math, digits, and italics are above a predefined threshold along with the combined math and digit density being above a low predefined threshold.</text:p>
      <text:p text:style-name="P11"/>
      <text:p text:style-name="P10">CheckSeedFgDensity – splits the partition into many horizontal slices and computes the foreground density of each slice. If the foreground density is above a given threshold the slice passes. Returns true if the number of passed slices is high enough.</text:p>
      <text:p text:style-name="P6"/>
      <text:p text:style-name="P11">CountAlignment – counts the number of items in the given vector that is close to a given value using the estimated resolution of the image to compute a threshold.</text:p>
      <text:p text:style-name="P6"/>
      <text:p text:style-name="P9">CheckForSeed2 – Returns false if the indented_texts_left vector is not empty and the number of text regions aligned with the given partition (found using CountAlignment) is above a hardcoded threshold of one. Also returns false if the foreground pixel density of the given partition is above the foreground_density_th value found earlier. Otherwise returns true.</text:p>
      <text:p text:style-name="P6"/>
      <text:p text:style-name="P6">(B) IdentifyInlineParts()</text:p>
      <text:p text:style-name="P7"><text:span text:style-name="T2">Computes the </text:span><text:span text:style-name="T22">cps_super_bbox_</text:span><text:span text:style-name="T14">, the bounding box encompassing all of the page's partitions (the entire grid) then calls </text:span><text:span text:style-name="T6">IdentifyInlinePartsHorizontal</text:span><text:span text:style-name="T14">, which iterates through the vector of detected equation regions (cp_seed_) in order to find the inline equations by using a horizontal search technique. Looks to see if the left margin added to a threshold is smaller than the right margin and that the left <text:s/>margin is below a threshold and if so treats the partition as left aligned and searches right to left. Otherwise if the left margin is horizontally in the second half of the screen then it treats the partition as right aligned and searches left to right. Otherwise the equation is skipped (added to a list </text:span><text:span text:style-name="T14">that cannot be inline). If a text/equation neighbor to an inline candidate cannot be found to the side then the candidate is marked as inline. If a neighbor is found to an inline candidate then the neighbor must be wider than the inline candidate and also a text polyblock type that is not an equation <text:s/>for the candidate to be considered inline. After the iteration is complete the cp_seeds_ vector is reset so that it consists of only the non-inline equation partitions. </text:span></text:p>
      <text:p text:style-name="P6"/>
      <text:p text:style-name="P6"><text:soft-page-break/>Pass 3: Expand block equation seeds</text:p>
      <text:p text:style-name="P1">Iterates through each partition in cp_seeds_. For each partition first searches horizontal (ExpandSeedHorizontal) to left then to right then vertically (ExpandSeedVertical) up then down. For horizontal seach partitions to the respective side (left or right) finding all of the partitions that can be merged. If any partition is too far away then the iteration is ended immediately, otherwise checks are made to see if a partition is unqualified to be merged and if so it is skipped. Reasons to skip include </text:p>
      <text:list xml:id="list695867431" text:style-name="L1">
        <text:list-item>
          <text:p text:style-name="P17">the partition being further right/left when searching left/right respectively</text:p>
        </text:list-item>
        <text:list-item>
          <text:p text:style-name="P17">not being an equation type while at the same time being inline or both non-text and not a horizontal seperator or either being both smaller and nearby within a threshold or having not a high enough density of math/digit/unclear BSTT's</text:p>
        </text:list-item>
        <text:list-item>
          <text:p text:style-name="P17">otherwise being an equation type but not overlapping by a hardcoded threshold</text:p>
        </text:list-item>
      </text:list>
      <text:p text:style-name="P1">For ExpandSeedVertical searches neighboring partitions up/down finding all partitions that can be merged. Just as with the horizontal expansion, if any partition in the nearest neighbor search is found to be too far away then the search is terminated immediately. Otherwise it try to find reasons why the neighbor would be an invalid candidate for merging. If no reason can be found to make it an invalid neighbor then the neighbor is added to a vector, otherwise it is just skipped. Reasons for skipping include </text:p>
      <text:list xml:id="list625873800" text:style-name="L2">
        <text:list-item>
          <text:p text:style-name="P18">the part being above/below when we are searching below/above respectively</text:p>
        </text:list-item>
        <text:list-item>
          <text:p text:style-name="P18">the part being non-equation type while also </text:p>
          <text:list>
            <text:list-item>
              <text:p text:style-name="P18">being inline or (both being non-text and not being a horizontal seporator line)</text:p>
            </text:list-item>
            <text:list-item>
              <text:p text:style-name="P18">else not being both smaller and nearby or not having a high enough density of math/digit/unclear BSTT's</text:p>
            </text:list-item>
          </text:list>
        </text:list-item>
        <text:list-item>
          <text:p text:style-name="P18">the part being an equation type but not overlapping by a hardcoded threshold</text:p>
        </text:list-item>
      </text:list>
      <text:p text:style-name="P2"><text:span text:style-name="T2">If a part is to be skipped and is not an equation type then </text:span><text:span text:style-name="T4">skipped_min_top </text:span>is updated to the minimum top-right y coord of all of the partitions skipped. Likewise skipped_max_bottom is updated to the maximum bottom-left y coord for all partitions skipped. If a partition isn't skipped then it is added to a vector. Each item added to the vector is then checked using skipped_min_top and skipped_min_bottom to make sure that it isn't respectively above or below any of the partitions that needed to be skipped. The remaining partitions are then merged. </text:p>
      <text:p text:style-name="P2">After finishing the horizontal and vertical expansion, it expands based on overlap. This is done in the SearchByOverlap method which uses hardcoded thresholds and works very similarly to the horizontal and vertical expansions.</text:p>
      <text:p text:style-name="P2">Finally, if parts to be merged were found, then the seed is removed from the grid and then all of the parts to be merged are iterated through and absorbed into the seed's partition. After it is finished absorbing, the seed is put back into the grid and the expansion is complete. </text:p>
      <text:p text:style-name="P2"/>
      <text:p text:style-name="P7"><text:span text:style-name="T2">Pass 4: </text:span><text:span text:style-name="T12">F</text:span><text:span text:style-name="T14">ind math block satellite text partitions and merge them. TODO: Look through this one to gain better understanding of how it is implemented.</text:span></text:p>
      <text:p text:style-name="P12"><text:span text:style-name="T8"><text:s text:c="2"/></text:span><text:span text:style-name="T23">// After identify the math blocks, we do one more </text:span><text:soft-page-break/><text:span text:style-name="T23">scanning on all text</text:span></text:p>
      <text:p text:style-name="P15"><text:span text:style-name="T8"><text:s text:c="2"/></text:span><text:span text:style-name="T23">// partitions, and check if any of them is the satellite of:</text:span></text:p>
      <text:p text:style-name="P15"><text:span text:style-name="T8"><text:s text:c="2"/></text:span><text:span text:style-name="T23">// math blocks: here a p is the satellite of q if:</text:span></text:p>
      <text:p text:style-name="P15"><text:span text:style-name="T8"><text:s text:c="2"/></text:span><text:span text:style-name="T23">// 1. q is the nearest vertical neighbor of p, and</text:span></text:p>
      <text:p text:style-name="P15"><text:span text:style-name="T8"><text:s text:c="2"/></text:span><text:span text:style-name="T23">// 2. y_gap(p, q) is less than a threshold, and</text:span></text:p>
      <text:p text:style-name="P15"><text:span text:style-name="T8"><text:s text:c="2"/></text:span><text:span text:style-name="T23">// 3. x_overlap(p, q) is over a threshold.</text:span></text:p>
      <text:p text:style-name="P15"><text:span text:style-name="T8"><text:s text:c="2"/></text:span><text:span text:style-name="T23">// Note that p can be the satellites of two blocks: its top neighbor and</text:span></text:p>
      <text:p text:style-name="P16"><text:span text:style-name="T10"><text:s text:c="2"/></text:span><text:span text:style-name="T24">// bottom neighbor.</text:span></text:p>
      <text:p text:style-name="P6"/>
      <text:p text:style-name="P6"/>
      <text:p text:style-name="P6"/>
      <text:p text:style-name="P6"/>
      <text:p text:style-name="P6"/>
      <text:p text:style-name="P8"><text:s/></text:p>
      <text:p text:style-name="P8">1/30/13</text:p>
      <text:p text:style-name="P1">textord_tabfind_show_initialtabs – might have to enable graphics on configuration, should display a window showing the intial tabs detected in F<text:span text:style-name="T3">indInitialTabVectors</text:span></text:p>
      <text:p text:style-name="P13"/>
      <text:p text:style-name="P13">also there's “<text:span text:style-name="T18">textord_tabfind_show_images” which should display images detected as distinct from text by FindImagePartitions</text:span></text:p>
      <text:p text:style-name="P1"/>
      <text:p text:style-name="P13"><text:span text:style-name="T18">also “textord_tabfind_find_tables” enables their table detection!! Class for this is TableFinder in textord/tablefind.h. Enable textord_show_tables in order to see a window display of the tables detected! This is run after the equation detection if enabled.</text:span><text:span text:style-name="T7"> </text:span></text:p>
      <text:p text:style-name="P1"/>
      <text:p text:style-name="P1">textord_tabfind_show_reject_blobs – displays blobs rejected as noise prior to equation or table detection</text:p>
      <text:p text:style-name="P1"><text:line-break/>textord_tabfind_show_initial_partitions – this will show the partitions prior to the equation and table detection</text:p>
      <text:p text:style-name="P1"/>
      <text:p text:style-name="P1">textord_tabfind_show_partitions – this will show the partitions after equation and table detection</text:p>
      <text:p text:style-name="P13"/>
      <text:p text:style-name="P1">textord_debug_images – use greyed background for debug images</text:p>
      <text:p text:style-name="P1"/>
      <text:p text:style-name="P1">textord_debug_tabfind – print tabfind related debug messages</text:p>
      <text:p text:style-name="P1"/>
      <text:p text:style-name="P1">textord_tabfind_show_blocks – displays blob and block bounding boxes in a window called “Blocks”. This is after equation and table detection. Also occurs during <text:s/><text:soft-page-break/>setupandfilternoise, which occurs before findblocks is called in order to filter out noise.</text:p>
      <text:p text:style-name="P1"/>
      <text:p text:style-name="P1"><text:span text:style-name="T20">textord_show_blobs</text:span> – display unsorted blobs during call to filterblobs made within textordpage which is called after autosegmentation is carried out.Displays all the blobs color-coded at ones. Likewise <text:span text:style-name="T20">textord_show_boxes displays “boxes” this displays each type of blob (small, noise, big, medium size) one at a time.</text:span></text:p>
      <text:p text:style-name="P14"/>
      <text:p text:style-name="P14">tessedit_dump_pageseg_images – dump intermediate images during page segmentation</text:p>
      <text:p text:style-name="P14"/>
      <text:p text:style-name="P1">equationdetect_save_seed_image – save the results of pass 2 (identifyseedparts)</text:p>
      <text:p text:style-name="P14"/>
      <text:p text:style-name="P1">equationdetect_save_merged_image – save the final math detection results</text:p>
      <text:p text:style-name="P3"/>
      <text:p text:style-name="P4"/>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3-09T17:59:16</meta:creation-date>
    <dc:date>2013-07-01T21:13:35</dc:date>
    <dc:creator>Jake Bruce</dc:creator>
    <meta:editing-duration>P0D</meta:editing-duration>
    <meta:editing-cycles>3</meta:editing-cycles>
    <meta:generator>LibreOffice/3.6$Linux_X86_64 LibreOffice_project/360m1$Build-2</meta:generator>
    <meta:document-statistic meta:table-count="0" meta:image-count="0" meta:object-count="0" meta:page-count="6" meta:paragraph-count="60" meta:word-count="2025" meta:character-count="13061" meta:non-whitespace-character-count="11058"/>
  </office:meta>
</office:document-meta>
</file>